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9eb" officeooo:paragraph-rsid="0008c606"/>
    </style:style>
    <style:style style:name="P2" style:family="paragraph" style:parent-style-name="Standard">
      <style:text-properties fo:font-size="18pt" fo:font-weight="bold" officeooo:rsid="000c39eb" officeooo:paragraph-rsid="0008c60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officeooo:rsid="000c39eb" officeooo:paragraph-rsid="0008c606" style:font-size-asian="18pt" style:font-size-complex="18pt"/>
    </style:style>
    <style:style style:name="P4" style:family="paragraph" style:parent-style-name="Standard">
      <style:text-properties officeooo:paragraph-rsid="0008c606"/>
    </style:style>
    <style:style style:name="T1" style:family="text">
      <style:text-properties officeooo:rsid="0008c606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0b83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KNN</text:span></text:p>
      <text:p text:style-name="Standard"/>
      <text:p text:style-name="P1"><text:s text:c="36"/><text:span text:style-name="T2">DecisionTree Classification</text:span></text:p>
      <text:p text:style-name="P2"/>
      <text:p text:style-name="P3"/>
      <text:p text:style-name="P4">1. I created the file in jupyter notebook. And the file name is “<text:span text:style-name="T1">KNN_classification</text:span>.ipynb” and code</text:p>
      <text:p text:style-name="P4">executed under linux system(ubuntu).</text:p>
      <text:p text:style-name="P4"/>
      <text:p text:style-name="P4">2. The library i used</text:p>
      <text:p text:style-name="P4">a. numpy,</text:p>
      <text:p text:style-name="P4">b. pandas,</text:p>
      <text:p text:style-name="P4">c. matplotlib,</text:p>
      <text:p text:style-name="P4">f<text:span text:style-name="T1">d</text:span> sklearn</text:p>
      <text:p text:style-name="P4"/>
      <text:p text:style-name="P4">3. I used python3 in jupyter notebook.</text:p>
      <text:p text:style-name="P4"/>
      <text:p text:style-name="P4">4. Running instruction.</text:p>
      <text:p text:style-name="P4">a. All the library should be preinstalled which i used.</text:p>
      <text:p text:style-name="P4">b. Keep the file “<text:span text:style-name="T1">KNN_classification</text:span>.ipynb” and “<text:span text:style-name="T1">iris</text:span>.csv” at same place.</text:p>
      <text:p text:style-name="P4">c. Open jupyter notebook by writing “jupyter notebook” on terminal.</text:p>
      <text:p text:style-name="P4">d. It is better to keep both file in home directory</text:p>
      <text:p text:style-name="P4"/>
      <text:p text:style-name="P4"><text:span text:style-name="T1">5</text:span>. I used scikit learn to train our model “”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0:38:31.114870217</meta:creation-date>
    <dc:date>2018-09-17T10:45:04.208433600</dc:date>
    <meta:editing-duration>PT6M33S</meta:editing-duration>
    <meta:editing-cycles>1</meta:editing-cycles>
    <meta:document-statistic meta:table-count="0" meta:image-count="0" meta:object-count="0" meta:page-count="1" meta:paragraph-count="16" meta:word-count="97" meta:character-count="620" meta:non-whitespace-character-count="500"/>
    <meta:generator>LibreOffice/6.0.3.2$Linux_X86_64 LibreOffice_project/00m0$Build-2</meta:generator>
  </office:meta>
</office:document-meta>
</file>